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e9d1" officeooo:paragraph-rsid="0018e9d1"/>
    </style:style>
    <style:style style:name="P2" style:family="paragraph" style:parent-style-name="Standard">
      <style:text-properties officeooo:rsid="001a5880" officeooo:paragraph-rsid="001a5880"/>
    </style:style>
    <style:style style:name="P3" style:family="paragraph" style:parent-style-name="Standard">
      <style:text-properties officeooo:rsid="001da71f" officeooo:paragraph-rsid="001da71f"/>
    </style:style>
    <style:style style:name="P4" style:family="paragraph" style:parent-style-name="Standard">
      <style:text-properties officeooo:rsid="001f4989" officeooo:paragraph-rsid="001f4989"/>
    </style:style>
    <style:style style:name="P5" style:family="paragraph" style:parent-style-name="Standard">
      <style:text-properties officeooo:rsid="0020da19" officeooo:paragraph-rsid="0020da19"/>
    </style:style>
    <style:style style:name="P6" style:family="paragraph" style:parent-style-name="Standard">
      <style:text-properties officeooo:rsid="00228c0a" officeooo:paragraph-rsid="00228c0a"/>
    </style:style>
    <style:style style:name="P7" style:family="paragraph" style:parent-style-name="Standard">
      <style:text-properties officeooo:rsid="0023ca43" officeooo:paragraph-rsid="0023ca43"/>
    </style:style>
    <style:style style:name="P8" style:family="paragraph" style:parent-style-name="Standard">
      <style:text-properties officeooo:rsid="00241656" officeooo:paragraph-rsid="00241656"/>
    </style:style>
    <style:style style:name="P9" style:family="paragraph" style:parent-style-name="Standard">
      <style:text-properties officeooo:rsid="00260c1d" officeooo:paragraph-rsid="00260c1d"/>
    </style:style>
    <style:style style:name="T1" style:family="text">
      <style:text-properties officeooo:rsid="001f4989"/>
    </style:style>
    <style:style style:name="T2" style:family="text">
      <style:text-properties officeooo:rsid="0020da19"/>
    </style:style>
    <style:style style:name="T3" style:family="text">
      <style:text-properties officeooo:rsid="00228c0a"/>
    </style:style>
    <style:style style:name="T4" style:family="text">
      <style:text-properties officeooo:rsid="0023ca43"/>
    </style:style>
    <style:style style:name="T5" style:family="text">
      <style:text-properties officeooo:rsid="002785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PT1</text:p>
      <text:p text:style-name="P1"/>
      <text:p text:style-name="P1">Primero que nada buenos dias, mi nmbre es campos Nazaret y estoy aquí para rendir el proyecto de las practicas profesionalizantes de la orientacion de informatica.</text:p>
      <text:p text:style-name="P1">Para el proyecto decidi desarrollar todo lo que seria el frontend de un sitio web para un emprendimiento (casa ecogranja) de un vesino.</text:p>
      <text:p text:style-name="P1"/>
      <text:p text:style-name="P1"/>
      <text:p text:style-name="P1">PPT2</text:p>
      <text:p text:style-name="P1"/>
      <text:p text:style-name="P1">Poruqe decidi hacer este proyecto o porque considere necesario hacer este proyecto</text:p>
      <text:p text:style-name="P1"/>
      <text:p text:style-name="P1">Todos los avances tecnologicos que estan sucediendo en la actualidad nos estan sumerjiendo en un mundo en el que si bien los negocios y tiendas fisicas nunca dejaran de tener relevancia, presenta muchas desventajas tener una tienda y no complementarla con un sitio web que este bien condicionado, entre las desventajas se destacan</text:p>
      <text:p text:style-name="P1">clientes y ventas perdidas, ya que no estariamos alcanzado el mismo numero de clientes que si tuvieramos el sitio,</text:p>
      <text:p text:style-name="P1">Publicidad desperdiciada</text:p>
      <text:p text:style-name="P1">Limitar la expancion del negocio tambien ya que quiza nuestra empresa tiene un importancia regular en donde esta situada, pero en otros lugares seria mejor aceptada.</text:p>
      <text:p text:style-name="P1"/>
      <text:p text:style-name="P1"/>
      <text:p text:style-name="P1">PPT3</text:p>
      <text:p text:style-name="P1"/>
      <text:p text:style-name="P2">La gran pregunta: En la actualidad conviene tener un negocio que no posea ningun tipo de presencia en el mundo diguital.?</text:p>
      <text:p text:style-name="P2">Claramente la respuesta es que no conviene, mas alla de toda campaña de publicidad fisica que se haga siempre que no se marque presencia en el mundo diguital la empresa pierde, esta desperdiciando recursos… asi sea con una simple red social o con un sitio web siempre es bueno tener un presencia en lo diguital</text:p>
      <text:p text:style-name="P2">Hasta esas paguinas que muchas veces crean las empresas y a los dos o tres meses le empiezan a prestar menos atencion quedando la informacion o los precios desactualizados suman ya que muchas veces los medios de contacto siguen siendo los mismos.</text:p>
      <text:p text:style-name="P3">Ademas la mayoria de la poblacion mundial lo que hace hoy en dia es buscar los pro<text:span text:style-name="T1">ductos por internet antes de andar recorriendo de tienda en tienda…</text:span></text:p>
      <text:p text:style-name="P3"/>
      <text:p text:style-name="P3"/>
      <text:p text:style-name="P3"/>
      <text:p text:style-name="P4">PPT4</text:p>
      <text:p text:style-name="P4"/>
      <text:p text:style-name="P4">Bueno, los objetivos, Por su puesto que el objetivo principal es incrementar las ventas de casa ecogranaja, para realizar esto primero tenemos que dar a conocer a un mayor porcentaje de la poblacion a que se dedica el emprendimiento.</text:p>
      <text:p text:style-name="P4">Tambien otro objetivo que se busca abarcar con el desarrollo del sitio es tratar de concientizar a la gente sobre la practica de la agricultura ecologica… esto por peticion del dueño del emprendimiento </text:p>
      <text:p text:style-name="P4"/>
      <text:p text:style-name="P4"/>
      <text:p text:style-name="P4">PPT5</text:p>
      <text:p text:style-name="P4"/>
      <text:p text:style-name="P4">Marco institucional:</text:p>
      <text:p text:style-name="P4"><text:soft-page-break/>Por su puesto que la materia que tuve en la escuela y que mas se relaciona con el desarrollo del proyecto es diseño web, eso sin dudas, en la misma se me enseño el lenguaje de etiquetas html, como asi tambien algunas de las propiedades de de CSS, el resto de las propiedades fueron estudiadas por mi cuenta.</text:p>
      <text:p text:style-name="P4">Otra materia que tambien esta presente en el desarrollo del proyecto es Diseño Grafico, donde se nos enseño el manejo del software CorelDrwar y en el aprendimos a convinar colores, a usar distintas tipografias, tambien a como desviar la atencion del publico hacia ciertas zonas de la pantalla mediante manejo de colores y tamaños de los objetos.</text:p>
      <text:p text:style-name="P4">Otras materias tambien como proyecto tecnologico, ingles, lengua y comunicación tambien estan relacionadas con el proyecto pero en menor medida, aun asi me parecia importante destarcalo.</text:p>
      <text:p text:style-name="P4"/>
      <text:p text:style-name="P4"/>
      <text:p text:style-name="P4"/>
      <text:p text:style-name="P4">PPT6</text:p>
      <text:p text:style-name="P4"/>
      <text:p text:style-name="P4">Sobre el IDE <text:span text:style-name="T2">(entorno de desarrollo)</text:span> usado para <text:span text:style-name="T2">llevar a cavo el proyecto.</text:span></text:p>
      <text:p text:style-name="P5">Eleji desarrollar el proyecto mediante este programa ya que concidero que es el mas completo, entre sus principales cualidades se encuentran que es multiplataforma, por lo que es muy usado globalmente y al serlo tiene un mayor respaldo, tambien posee un autocompletado y realtado de sintaxis lo cual ayuda muchisimo a la h<text:span text:style-name="T3">ora de escribir el dodigo ya que por ejemplo te indica donde falta algo, o muchas veces no es necesario hacer etiquetas de cierre ya que se generan automaticamente </text:span></text:p>
      <text:p text:style-name="P6">Tambien estan las extenciones, que hay una gran variedad de extenciones ya sean visuales como tambien funcionales, algunas facilitan muchismo la redaccion del codigo.</text:p>
      <text:p text:style-name="P6">Tambien esta la depuracion que lo que hace es decirnos en que parte del codigo se ubica el error para ahorrarnos la nesesidad de ir linea por linea </text:p>
      <text:p text:style-name="P6"/>
      <text:p text:style-name="P6">Todo esto me parecia muy importante mencionar porque yo lo sufri, yo senti en carne propia lo que fue que la paguina tenga un error en alguna parte y tener que repasar linea por linea buscando el error, por eso creo que soy tan conciente de lo bueno que es el IDE </text:p>
      <text:p text:style-name="P6"/>
      <text:p text:style-name="P6"/>
      <text:p text:style-name="P6"/>
      <text:p text:style-name="P6">PPT7</text:p>
      <text:p text:style-name="P6"/>
      <text:p text:style-name="P6">Los Lenjuagues que se implementaron: <text:span text:style-name="T4">HTML y CSS</text:span></text:p>
      <text:p text:style-name="P6">la maquetacion del sitio esta desarrollada al 100% con html, y algo que me prerece importante destacar es que el sitio reutiliza el codigo HTML para ser responsi<text:span text:style-name="T4">v</text:span>e, es decir <text:span text:style-name="T4">el mismo codigo HTML es visualizado en pantallas de telfonos , tablets y computadoras lo que varia en realiadd son las prpiedades del cSS, un dato no menor ya que ante algunos desarrolladores cobraban el doble por hacer que el sitio se pueda visualizar en varios dispositivos bajo la excusa de que tenian que realizar una maquetacion distinta para cada pantalla.</text:span></text:p>
      <text:p text:style-name="P6"/>
      <text:p text:style-name="P7">Con CSS se aplicaron todas las propiedades visuales como ser el tamaño y tipo de letras, colores etc. pero tambien se trabajron algunos efectos como ser el hober y focus que es ese cambio de color que sucede cuando nos posicionamos sobre alugun item del menu, y tambien el despliegue del menu.</text:p>
      <text:p text:style-name="P7"/>
      <text:p text:style-name="P7"/>
      <text:p text:style-name="P7"/>
      <text:p text:style-name="P7"/>
      <text:p text:style-name="P7"/>
      <text:p text:style-name="P7"><text:soft-page-break/>PPT<text:span text:style-name="T5">9</text:span></text:p>
      <text:p text:style-name="P7"/>
      <text:p text:style-name="P7"/>
      <text:p text:style-name="P9"/>
      <text:p text:style-name="P8"/>
      <text:p text:style-name="P2"/>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8T11:25:18.937000000</meta:creation-date>
    <dc:date>2022-12-08T14:38:21.878000000</dc:date>
    <meta:editing-duration>PT1M47S</meta:editing-duration>
    <meta:editing-cycles>1</meta:editing-cycles>
    <meta:document-statistic meta:table-count="0" meta:image-count="0" meta:object-count="0" meta:page-count="3" meta:paragraph-count="33" meta:word-count="878" meta:character-count="5178" meta:non-whitespace-character-count="4329"/>
    <meta:generator>LibreOffice/7.1.4.2$Windows_X86_64 LibreOffice_project/a529a4fab45b75fefc5b6226684193eb000654f6</meta:generator>
  </office:meta>
</office:document-meta>
</file>